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Calibri" style:font-family-asian="Calibri" style:font-family-complex="Calibri"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9.00pt" fo:font-weight="normal"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fo:color="#000000"/>
    </style:style>
    <style:style style:name="T13" style:family="text">
      <style:text-properties fo:font-size="12.00pt" fo:font-weight="normal" fo:font-family="Calibri" style:font-family-asian="Calibri" style:font-family-complex="Calibri" fo:background-color="transparent" fo:color="#000000" fo:font-style="italic"/>
    </style:style>
    <style:style style:name="T14" style:family="text">
      <style:text-properties fo:font-size="12.00pt" fo:font-weight="normal" fo:font-family="Calibri" style:font-family-asian="Calibri" style:font-family-complex="Calibri" fo:background-color="transparent" fo:color="#000000"/>
    </style:style>
    <style:style style:name="T15" style:family="text">
      <style:text-properties fo:font-size="12.00pt" fo:font-weight="normal" fo:font-family="Calibri" style:font-family-asian="Calibri" style:font-family-complex="Calibri" fo:background-color="transparent" fo:color="#000000" fo:font-style="italic"/>
    </style:style>
    <style:style style:name="T16" style:family="text">
      <style:text-properties fo:font-size="12.00pt" fo:font-weight="normal" fo:font-family="Calibri" style:font-family-asian="Calibri" style:font-family-complex="Calibri" fo:background-color="transparent" fo:color="#000000"/>
    </style:style>
    <style:style style:name="T17" style:family="text">
      <style:text-properties fo:font-size="12.00pt" fo:font-weight="normal" fo:font-family="Calibri" style:font-family-asian="Calibri" style:font-family-complex="Calibri" fo:background-color="transparent" fo:color="#000000" fo:font-style="italic"/>
    </style:style>
    <style:style style:name="T18" style:family="text">
      <style:text-properties fo:font-size="12.00pt" fo:font-weight="normal" fo:font-family="Calibri" style:font-family-asian="Calibri" style:font-family-complex="Calibri"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fo:color="#000000"/>
    </style:style>
    <style:style style:name="T21" style:family="text">
      <style:text-properties fo:font-size="12.00pt" fo:font-weight="normal" fo:font-family="Calibri" style:font-family-asian="Calibri" style:font-family-complex="Calibri" fo:background-color="transparent" fo:color="#000000" fo:font-style="italic"/>
    </style:style>
    <style:style style:name="T22" style:family="text">
      <style:text-properties fo:font-size="12.00pt" fo:font-weight="normal" fo:font-family="Calibri" style:font-family-asian="Calibri" style:font-family-complex="Calibri"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fo:color="#000000"/>
    </style:style>
    <style:style style:name="T25" style:family="text">
      <style:text-properties fo:font-size="12.00pt" fo:font-weight="normal" fo:font-family="Calibri" style:font-family-asian="Calibri" style:font-family-complex="Calibri" fo:background-color="transparent" fo:color="#000000" fo:font-style="italic"/>
    </style:style>
    <style:style style:name="T26" style:family="text">
      <style:text-properties fo:font-size="12.00pt" fo:font-weight="normal" fo:font-family="Calibri" style:font-family-asian="Calibri" style:font-family-complex="Calibri"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bold" fo:font-family="Calibri" style:font-family-asian="Calibri" style:font-family-complex="Calibri" fo:background-color="transparent" fo:color="#000000"/>
    </style:style>
    <style:style style:name="T31" style:family="text">
      <style:text-properties fo:font-size="12.00pt" fo:font-weight="normal" fo:font-family="Calibri" style:font-family-asian="Calibri" style:font-family-complex="Calibri" fo:background-color="transparent" fo:color="#000000"/>
    </style:style>
    <style:style style:name="T32" style:family="text">
      <style:text-properties fo:font-size="12.00pt" fo:font-weight="bold" fo:font-family="Calibri" style:font-family-asian="Calibri" style:font-family-complex="Calibri" fo:background-color="transparent" fo:color="#000000"/>
    </style:style>
    <style:style style:name="T33" style:family="text">
      <style:text-properties fo:font-size="12.00pt" fo:font-weight="normal" fo:font-family="Calibri" style:font-family-asian="Calibri" style:font-family-complex="Calibri" fo:background-color="transparent" fo:color="#000000"/>
    </style:style>
    <style:style style:name="T34" style:family="text">
      <style:text-properties fo:font-size="12.00pt" fo:font-weight="bold" fo:font-family="Calibri" style:font-family-asian="Calibri" style:font-family-complex="Calibri" fo:background-color="transparent" fo:color="#000000"/>
    </style:style>
    <style:style style:name="T35" style:family="text">
      <style:text-properties fo:font-size="12.00pt" fo:font-weight="normal" fo:font-family="Calibri" style:font-family-asian="Calibri" style:font-family-complex="Calibri"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50.00%" fo:text-align="justify" fo:margin-bottom="10.00pt"/>
    </style:style>
    <style:style style:name="P2" style:family="paragraph">
      <style:paragraph-properties fo:line-height="150.00%" fo:text-align="justify"/>
    </style:style>
    <style:style style:name="P3" style:family="paragraph">
      <style:paragraph-properties fo:line-height="150.00%" fo:text-align="justify">
        <style:tab-stops>
          <style:tab-stop style:position="121.50pt"/>
        </style:tab-stops>
      </style:paragraph-properties>
    </style:style>
    <style:style style:name="P4" style:family="paragraph">
      <style:paragraph-properties fo:line-height="115.00%" fo:text-align="right" fo:margin-bottom="6.00pt"/>
    </style:style>
    <style:style style:name="P5" style:family="paragraph">
      <style:paragraph-properties fo:line-height="150.00%" fo:text-align="justify">
        <style:tab-stops>
          <style:tab-stop style:position="121.50pt"/>
        </style:tab-stops>
      </style:paragraph-properties>
    </style:style>
    <style:style style:name="P6" style:family="paragraph">
      <style:paragraph-properties fo:line-height="150.00%" fo:text-align="justify" fo:margin-bottom="10.00pt"/>
    </style:style>
    <style:style style:name="P7" style:family="paragraph">
      <style:paragraph-properties fo:line-height="150.00%" fo:text-align="left" fo:margin-bottom="6.00pt"/>
    </style:style>
  </office:automatic-styles>
  <office:body>
    <office:text>
      <text:p text:style-name="P1"><text:span text:style-name="T1">PLAN DE COMUNICACIÓN EXTERNA</text:span></text:p>
      <text:p text:style-name="P2"><text:span text:style-name="T1">Acciones publicitarias y de márketing: planificación y costes</text:span></text:p>
      <text:p text:style-name="P2"><text:span text:style-name="T2"/></text:p>
      <text:p text:style-name="P3"><text:span text:style-name="T3">La mayor partida del presupuesto (1.500€, en torno al 56% del total) estará destinada a márketing y publicidad para dar a conocer nuestro producto. Las acciones estarán centradas en la promoción a través de las redes sociales, ya que la dirección considera que es la vía que mejor se adapta a la idiosincrasia del producto.</text:span></text:p>
      <text:p text:style-name="P3"><text:span text:style-name="T4"/></text:p>
      <text:p text:style-name="P3"><text:span text:style-name="T5">Aunque 1.500€ puede resultar una cantidad inferior a la recomendada para emprender una campaña de márketing por internet, es una inversión prudente que podrá aumentar en función de la marcha del producto.</text:span></text:p>
      <text:p text:style-name="P3"><text:span text:style-name="T6"/></text:p>
      <text:p text:style-name="P3"><text:span text:style-name="T7">Las acciones específicas que se realizarán con la partida arriba indicada pueden ser observadas con más detalle en la tabla del presupuesto que aparece en el epígrafe “Recursos económicos: ¿Qué necesitamos?”.</text:span></text:p>
      <text:p text:style-name="P3"><text:span text:style-name="T8"/></text:p>
      <text:p text:style-name="P4"><draw:frame text:anchor-type="as-char" svg:width="44.45mm" svg:height="42.86mm" style:rel-width="scale" style:rel-height="scale"><draw:object-ole xlink:href="OleObj1"/><draw:image xlink:href="ObjectReplacements/OleObj1"/></draw:frame><text:span text:style-name="T9">Un “me gusta” de Facebook</text:span></text:p>
      <text:p text:style-name="P5"><text:span text:style-name="T10">A pesar de recurrir a otros métodos como las 'páginas amigas', centraremos la estrategia de márketing en las redes sociales. Es fundamental crear una página en Facebook, pero al tratarse de un negocio iniciaremos la página a través de una “fan page”. Trataremos de conseguir el máximo número de “me gusta” posible. Para que esta estrategia tenga éxito es necesario publicar con frecuencia contenidos para a fidelizar a nuestra audiencia.</text:span></text:p>
      <text:p text:style-name="P5"><text:span text:style-name="T11"/></text:p>
      <text:p text:style-name="P5"><text:span text:style-name="T12">Otro modo de publicitarnos será a través de Twitter. Utilizaremos la plataforma<text:s/></text:span><text:span text:style-name="T13">SocialBro</text:span><text:span text:style-name="T14"><text:s/>para conseguir más seguidores -más detalles en la tabla que muestra el presupuesto anual-. Incluiremos en los<text:s/></text:span><text:span text:style-name="T15">twits hashtags</text:span><text:span text:style-name="T16"><text:s/>relacionados con el poker. Trataremos de responder con la máxima rapidez a las preguntas de nuestros seguidores y ofrecer contenidos con asiduidad, aunque sin sobrecargar el<text:s/></text:span><text:span text:style-name="T17">timeline</text:span><text:span text:style-name="T18">, ya que puede resultar molesto para el lector.</text:span></text:p>
      <text:p text:style-name="P5"><text:span text:style-name="T19"/></text:p>
      <text:p text:style-name="P5"><text:span text:style-name="T20">Nuestra campaña publicitaria inicial consistirá en una estrategia de posicionamiento: dar a conocer nuestra marca y que nuestro<text:s/></text:span><text:span text:style-name="T21">target</text:span><text:span text:style-name="T22"><text:s/>asocie a ella los valores de calidad, juventud, siempre destacando la gratuidad de los contenidos. Una vez ya consolidado el producto utilizaríamos una estrategia extensiva. Nuestra comunicación externa será una comunicación basada en la diferenciación de otros productos de la competencia.</text:span></text:p>
      <text:p text:style-name="P5"><text:span text:style-name="T23"/></text:p>
      <text:p text:style-name="P5"><text:span text:style-name="T24">De acuerdo con William Bernbacht, hay que saber comunicar con originalidad. Siguiendo los consejos de este publicista<text:s/></text:span><text:span text:style-name="T25">“word of mouth is the best medium of all”</text:span><text:span text:style-name="T26"><text:s/>-“el boca a boca es el mejor medio de todos”-. Nuestra publicidad por lo tanto se basará en tratar de fidelizar a nuestros lectores y que de esta manera puedan hablar positivamente de nuestro producto a otros potenciales lectores.</text:span></text:p>
      <text:p text:style-name="P5"><text:span text:style-name="T27"/></text:p>
      <text:p text:style-name="P5"><text:span text:style-name="T28">En nuestro plan de márketing hay que tener en cuenta la situación de la que partimos. Nadie nos conoce, somos un producto nuevo que tiene que insertarse en un mercado donde existen 3 ó 4 revistas de competencia efectiva. El primer plan de marketing empezará en marzo de 2024 con el lanzamiento del “número 0” de la revista y su inserción en el mercado.</text:span></text:p>
      <text:p text:style-name="P5"><text:span text:style-name="T29"/></text:p>
      <text:p text:style-name="P6"><text:span text:style-name="T30">LOS ASPECTOS CONFIGURATIVOS DE LA ESTRUCTURA ORGANIZATIVA</text:span></text:p>
      <text:p text:style-name="P6"><text:span text:style-name="T30">Aspectos jurídicos</text:span></text:p>
      <text:p text:style-name="P6"><text:span text:style-name="T31">Tras estudiar varias opciones decidimos crear nuestra empresa sobre el formato jurídico de Sociedad Limitada. Los administradores de la empresa serán Vitaliy Popovich, Eloy Harrison y Ricardo Harrison, que al mismo tiempo serán los únicos socios de la misma. Al tratarse de una Sociedad Limitada, el número de socios se limita a 1 persona física, por lo que no supondrá una traba para empezar nuestro proyecto. Una vez consolidada la revista, cambiaríamos la forma de la empresa, ya que este tipo de forma jurídica es conocida por su flexibilidad.</text:span></text:p>
      <text:p text:style-name="P6"><text:span text:style-name="T31">La representación sería mancomunada, por lo que los tres socios serían los representantes de la empresa. Tendríamos que disponer de un certificado bancario indicando que uno de los futuros socios de la sociedad hizo una aportación dineraria en concepto social de la empresa. Esta sería de 1 euro, pudiendo esta alcanzar la cantidad de los 3000 de capital social, con una aportación de hasta 1000 euros por socio. Con la ayuda de nuestra familia y amigos conseguiríamos reunir la cantidad, inferior al presupuesto anual estimado. El capital estaría dividido en acciones, y Ricardo Harrison Romero tendría el 34% de las acciones, Vitaliy Popovich un 33%<text:s text:c="2"/>y los restantes (33%) estarían a mano Ian Eloy Harrison Romero.</text:span></text:p>
      <text:p text:style-name="P6"><text:span text:style-name="T31">Un aspecto esencial es que ahora podemos crear nuestra empresa a través de Internet, sin tener que recurrir a la burocracia española, que suele ser poco eficaz. Sería crear la empresa de forma telemática a través del CIRCE (centro de Información y Red de Creación de Empresas). Este método llevaría 72 horas mientras que la forma presencial requeriría unos 30 días. En primer lugar habrá que dirigirse a un punto de asesoramiento para recibir asesoramiento a la hora de realizar los trámites. En el PAIT (Punto de Asesoramiento e Inicio de Tramitación) tendríamos que rellenar el DUE (Documento Único Electrónico), que contiene la información para que una notaría otorgue la escritura y los datos de constitución de la sociedad. Posteriormente tendríamos que dirigirnos al notario para certificar la escritura.</text:span></text:p>
      <text:p text:style-name="P6"><text:span text:style-name="T31">Una vez hecha la escritura el CIRCE envía la declaración censal a la agencia tributaria para que realicemos el pago del Impuesto de Transmisiones Patrimoniales y Actos Jurídicos documentados, que remitirá esos datos a la seguridad social. Ésta, a su vez solicitará la inscripción en el Registro Mercantil (150-200 €)</text:span></text:p>
      <text:p text:style-name="P6"><text:span text:style-name="T31">El nombre será “Full House”, y en su defecto o negativa "Full House Revista". En cuanto al objetivo social genérico, el proyecto se incluiría en el ámbito de la comunicación y más concretamente en la divulgación del poker a través de una revista digital bimestral.</text:span></text:p>
      <text:p text:style-name="P6"><text:span text:style-name="T32">Aspectos Fiscales</text:span></text:p>
      <text:p text:style-name="P6"><text:span text:style-name="T33">Una de las ventajas de constituir la empresa sobre formato de Sociedad Limitada es que en el primer año estamos exentos del pago del Impuesto sobre Transmisiones Patrimoniales y Actos Jurídicos Documentados (ITP/AJD), así como de pagar el Impuesto de Sociedades en los dos primeros periodos impositivos. Otra ventaja fiscal que vemos también a la hora de establecer nuestra empresa es que podemos aplazar o fraccionar el pago de retenciones o ingresos a cuenta del Impuesto sobre la Renta de las Personas Físicas (IRPF) durante el primer año.</text:span></text:p>
      <text:p text:style-name="P6"><text:span text:style-name="T34">Aspectos sociales<text:s text:c="2"/></text:span></text:p>
      <text:p text:style-name="P6"><text:span text:style-name="T35">Un aspecto esencial, como mencionamos arriba, es que podemos crear nuestra empresa a través de Internet. La denominación social de una empresa Sociedad Limitada estará compuesta por el nombre de la misma más la abreviatura de Sociedad de Responsabilidad Limitada ("S.L."), es decir "Full House S.L.".</text:span></text:p>
      <text:p text:style-name="P6"><text:span text:style-name="T35">Como vamos a realizar actividades en nuestra Sociedad Limitada, y no vamos solamente a aportar capital, tendremos que incluirnos en el Sistema de Seguridad Social. Estaríamos inscritos en el Sistema de Seguridad Social como trabajadores por cuenta propia dado que nuestra participación en la empresa superaría el 50 % de la misma.</text:span></text:p>
      <text:p text:style-name="P7"><text:span text:style-name="T3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